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FreeMono" svg:font-family="FreeMono" style:font-family-generic="modern" style:font-pitch="fixed"/>
    <style:font-face style:name="Ubuntu Light" svg:font-family="'Ubuntu Light'" style:font-adornments="Light"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justify" style:justify-single-word="false"/>
      <style:text-properties style:font-name="Bitstream Vera Sans" fo:font-weight="bold" officeooo:rsid="0004a960" officeooo:paragraph-rsid="0004a960" style:font-weight-asian="bold" style:font-weight-complex="bold"/>
    </style:style>
    <style:style style:name="P2" style:family="paragraph" style:parent-style-name="Standard">
      <style:paragraph-properties fo:text-align="justify" style:justify-single-word="false"/>
      <style:text-properties style:font-name="Bitstream Vera Sans" officeooo:rsid="0004a960" officeooo:paragraph-rsid="0004a960"/>
    </style:style>
    <style:style style:name="P3" style:family="paragraph" style:parent-style-name="Standard">
      <style:paragraph-properties fo:text-align="justify" style:justify-single-word="false"/>
      <style:text-properties style:font-name="FreeMono" fo:font-style="italic" fo:font-weight="normal" officeooo:rsid="0004a960" officeooo:paragraph-rsid="0004a960" fo:background-color="#e6e6ff" style:font-style-asian="italic" style:font-weight-asian="normal" style:font-style-complex="italic" style:font-weight-complex="normal"/>
    </style:style>
    <style:style style:name="P4" style:family="paragraph" style:parent-style-name="Standard">
      <style:paragraph-properties fo:text-align="justify" style:justify-single-word="false"/>
      <style:text-properties style:font-name="FreeMono" fo:font-weight="normal" officeooo:rsid="0004a960" officeooo:paragraph-rsid="0004a960" fo:background-color="#e6e6ff" style:font-weight-asian="normal" style:font-weight-complex="normal"/>
    </style:style>
    <style:style style:name="P5" style:family="paragraph" style:parent-style-name="Standard" style:list-style-name="L1">
      <style:paragraph-properties fo:text-align="justify" style:justify-single-word="false"/>
      <style:text-properties style:font-name="FreeMono" officeooo:rsid="0004a960" officeooo:paragraph-rsid="0004a960"/>
    </style:style>
    <style:style style:name="P6" style:family="paragraph" style:parent-style-name="Standard" style:list-style-name="L1">
      <style:paragraph-properties fo:text-align="justify" style:justify-single-word="false"/>
      <style:text-properties style:font-name="Bitstream Vera Sans" officeooo:rsid="0004a960" officeooo:paragraph-rsid="0004a960"/>
    </style:style>
    <style:style style:name="P7" style:family="paragraph" style:parent-style-name="Standard">
      <style:paragraph-properties fo:text-align="justify" style:justify-single-word="false"/>
      <style:text-properties style:font-name="Bitstream Vera Sans" officeooo:rsid="0004a960" officeooo:paragraph-rsid="0007c1ab"/>
    </style:style>
    <style:style style:name="P8" style:family="paragraph" style:parent-style-name="Standard">
      <style:paragraph-properties fo:text-align="justify" style:justify-single-word="false"/>
      <style:text-properties style:font-name="Bitstream Vera Sans" officeooo:rsid="0004a960" officeooo:paragraph-rsid="0004a960"/>
    </style:style>
    <style:style style:name="P9" style:family="paragraph" style:parent-style-name="Standard">
      <style:paragraph-properties fo:text-align="justify" style:justify-single-word="false"/>
      <style:text-properties style:font-name="Bitstream Vera Sans" officeooo:rsid="0004a960" officeooo:paragraph-rsid="000c2c7b"/>
    </style:style>
    <style:style style:name="P10" style:family="paragraph" style:parent-style-name="Standard">
      <style:paragraph-properties fo:text-align="start" style:justify-single-word="false"/>
      <style:text-properties officeooo:rsid="0004a960" officeooo:paragraph-rsid="000b3cf7"/>
    </style:style>
    <style:style style:name="T1" style:family="text">
      <style:text-properties fo:font-weight="bold" style:font-weight-asian="bold" style:font-weight-complex="bold"/>
    </style:style>
    <style:style style:name="T2" style:family="text">
      <style:text-properties style:font-name="Bitstream Vera Sans"/>
    </style:style>
    <style:style style:name="T3" style:family="text">
      <style:text-properties style:font-name="Bitstream Vera Sans" officeooo:rsid="000b3cf7"/>
    </style:style>
    <style:style style:name="T4" style:family="text">
      <style:text-properties style:font-name="FreeMono" fo:font-style="italic" style:text-underline-style="none" fo:font-weight="normal" fo:background-color="#e6e6ff" loext:char-shading-value="0" style:font-style-asian="italic" style:font-weight-asian="normal" style:font-style-complex="italic" style:font-weight-complex="normal"/>
    </style:style>
    <style:style style:name="T5" style:family="text">
      <style:text-properties style:font-name="FreeMono" fo:font-style="italic" fo:font-weight="normal" style:font-style-asian="italic" style:font-weight-asian="normal" style:font-style-complex="italic" style:font-weight-complex="normal"/>
    </style:style>
    <style:style style:name="T6" style:family="text">
      <style:text-properties style:font-name="FreeMono" fo:font-style="italic" fo:font-weight="normal" fo:background-color="#e6e6ff" loext:char-shading-value="0" style:font-style-asian="italic" style:font-weight-asian="normal" style:font-style-complex="italic" style:font-weight-complex="normal"/>
    </style:style>
    <style:style style:name="T7" style:family="text">
      <style:text-properties style:font-name="FreeMono" fo:font-weight="normal" fo:background-color="#e6e6ff" loext:char-shading-value="0" style:font-weight-asian="normal" style:font-weight-complex="normal"/>
    </style:style>
    <style:style style:name="T8" style:family="text">
      <style:text-properties officeooo:rsid="00074e19"/>
    </style:style>
    <style:style style:name="T9" style:family="text">
      <style:text-properties officeooo:rsid="0007c1ab"/>
    </style:style>
    <style:style style:name="T10" style:family="text">
      <style:text-properties officeooo:rsid="0008de93"/>
    </style:style>
    <style:style style:name="T11" style:family="text">
      <style:text-properties officeooo:rsid="0009cae7"/>
    </style:style>
    <style:style style:name="T12" style:family="text">
      <style:text-properties officeooo:rsid="000b3cf7"/>
    </style:style>
    <style:style style:name="T13" style:family="text">
      <style:text-properties style:font-name="FreeMono" fo:background-color="#e6e6ff" loext:char-shading-value="0"/>
    </style:style>
    <style:style style:name="T14" style:family="text">
      <style:text-properties style:font-name="FreeMono" officeooo:rsid="000b3cf7" fo:background-color="#e6e6ff" loext:char-shading-value="0"/>
    </style:style>
    <style:style style:name="T15" style:family="text">
      <style:text-properties style:font-name="FreeMono" fo:font-style="italic" fo:font-weight="normal" fo:background-color="#e6e6ff" loext:char-shading-value="0" style:font-style-asian="italic" style:font-weight-asian="normal" style:font-style-complex="italic" style:font-weight-complex="normal"/>
    </style:style>
    <style:style style:name="T16" style:family="text">
      <style:text-properties style:font-name="FreeMono" officeooo:rsid="000b3cf7"/>
    </style:style>
    <style:style style:name="T17" style:family="text">
      <style:text-properties officeooo:rsid="000c2c7b"/>
    </style:style>
    <text:list-style style:name="L1">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About D<text:span text:style-name="T9">ata Quality</text:span> Dashboard</text:p>
      <text:p text:style-name="P2"/>
      <text:p text:style-name="P7">The D<text:span text:style-name="T9">ata Quality</text:span> Dashboard was built by Baobab Health Trust <text:span text:style-name="T9">with the aim of improving the quality of data in the EMR's. This is accomplished by remotely monitoring the data at various sites and notifying the people responsible when there are issues that need to be addressed at the various sites</text:span>. </text:p>
      <text:p text:style-name="P7"/>
      <text:p text:style-name="P7"><text:span text:style-name="T9">The data quality </text:span>dashboard works in two modes. The dashboard mode <text:s/>which <text:span text:style-name="T9">is meant to demonstrate the areas requiring attention and the</text:span> interactive <text:s/>mode which allows the user to investigate the notices <text:span text:style-name="T9">and look at site-specific details.</text:span></text:p>
      <text:p text:style-name="P2"><text:s/></text:p>
      <text:p text:style-name="P2"><text:s/></text:p>
      <text:p text:style-name="P1">Prerequisites For Installing D<text:span text:style-name="T10">ata</text:span> <text:span text:style-name="T10">Quality</text:span> Dashboard </text:p>
      <text:p text:style-name="P2"><text:s/></text:p>
      <text:p text:style-name="P2">The d<text:span text:style-name="T11">ata quality</text:span> dashboard was written in Ruby on Rails. To install the application, the following are required:</text:p>
      <text:p text:style-name="P2"><text:s/></text:p>
      <text:list xml:id="list4243946780638008388" text:style-name="L1">
        <text:list-item>
          <text:p text:style-name="P5"><text:s/>Ruby 1.8.7 (Programming language)</text:p>
        </text:list-item>
        <text:list-item>
          <text:p text:style-name="P5"><text:s/>Rubygems 1.3.7(ruby gem manager)</text:p>
        </text:list-item>
        <text:list-item>
          <text:p text:style-name="P5"><text:s/>Rails 3.2.16 (ruby web application framework)</text:p>
        </text:list-item>
        <text:list-item>
          <text:p text:style-name="P5"><text:s/>MySQL (database server)</text:p>
          <text:p text:style-name="P6"/>
        </text:list-item>
      </text:list>
      <text:p text:style-name="P1">How To Install</text:p>
      <text:p text:style-name="P2">Before you start setting up the D<text:span text:style-name="T12">ata Quality</text:span> Dashboard ensure all the prerequisites are installed. Refer to the "Setting Up Ruby And Rails" section of this document if you need help with setting up ruby and the rails framework. </text:p>
      <text:p text:style-name="P2"><text:s/></text:p>
      <text:p text:style-name="P2">To setup the application, do the following :</text:p>
      <text:p text:style-name="P2"><text:s/></text:p>
      <text:p text:style-name="P2"><text:span text:style-name="T1">Step 1</text:span>: Cloning the application</text:p>
      <text:p text:style-name="P10"><text:span text:style-name="T2">-The application can be cloned from </text:span><text:a xlink:type="simple" xlink:href="https://github.com/BaobabHealthTrust/data_quality_dashboard.git" text:style-name="Internet_20_link" text:visited-style-name="Visited_20_Internet_20_Link"><text:span text:style-name="T3">https://github.com/BaobabHealthTrust/data_quality_dashboard.git</text:span></text:a><text:span text:style-name="T3"> </text:span></text:p>
      <text:p text:style-name="P2"><text:s/></text:p>
      <text:p text:style-name="P2"><text:span text:style-name="T1">Step 2</text:span>: Configure the application</text:p>
      <text:p text:style-name="P2">- In the folder that you cloned the application. Navigate to the <text:span text:style-name="T5">config </text:span>folder. </text:p>
      <text:p text:style-name="P2">- Create a <text:span text:style-name="T5">database.yml</text:span> file based on the <text:span text:style-name="T5">database.yml.example</text:span> file. This is where you define the database name and database access details. </text:p>
      <text:p text:style-name="P2"><text:s/></text:p>
      <text:p text:style-name="P2"><text:span text:style-name="T1">Step 3</text:span>: Setup Application Environment </text:p>
      <text:p text:style-name="P2">- In the application folder, run the command: <text:span text:style-name="T4">bundle install</text:span>. This will install all the required gems for the application.</text:p>
      <text:p text:style-name="P2"><text:s text:c="2"/></text:p>
      <text:p text:style-name="P2"><text:span text:style-name="T1">Step 4</text:span>: Setup application database</text:p>
      <text:p text:style-name="P2">- Create the application database and initialize it. This can be done with this command: <text:span text:style-name="T6">bundle exec rake db:create db:migrate db:seed</text:span></text:p>
      <text:p text:style-name="P2"><text:s text:c="2"/></text:p>
      <text:p text:style-name="P2"><text:s/><text:span text:style-name="T1">Step 5</text:span>: Run the Application</text:p>
      <text:p text:style-name="P2">- In the application folder, run the command <text:span text:style-name="T6">bundle exec rails s</text:span><text:span text:style-name="T7"> or </text:span><text:span text:style-name="T6">bundle </text:span><text:soft-page-break/><text:span text:style-name="T6">exec passenger start</text:span> to launch your application.</text:p>
      <text:p text:style-name="P2"><text:s/></text:p>
      <text:p text:style-name="P1">Getting Data</text:p>
      <text:p text:style-name="P2"><text:s/></text:p>
      <text:p text:style-name="P2">The <text:span text:style-name="T12">Data Quality</text:span> Dashboard is designed to get <text:span text:style-name="T12">data from BART applications at various sites</text:span>. The sites whose data will be captured are sites which are registered in the d<text:span text:style-name="T12">ata quality</text:span> dashboard. BART has an <text:span text:style-name="T8">API</text:span> which when accessed gives the required data elements required for the d<text:span text:style-name="T12">ata quality</text:span> dashboard. A script was written to capture this data and should be setup as a cron-job to run daily and get the most recent data. This script i<text:span text:style-name="T12">s</text:span> in the application's script folder and is called <text:span text:style-name="T14">update_details</text:span><text:span text:style-name="T6">.rb</text:span><text:span text:style-name="T13"> </text:span></text:p>
      <text:p text:style-name="P2"/>
      <text:p text:style-name="P9"><text:span text:style-name="T12">To ensure that the application gets the data from BART, ensure <text:s/>that BART is set to run its data consistency checks and validation rules. Refer to the </text:span><text:span text:style-name="T16">documentation.doc</text:span> <text:s text:c="2"/><text:span text:style-name="T17">document within BART to understand how the data consistency checks work.</text:span></text:p>
      <text:p text:style-name="P2"><text:s text:c="3"/></text:p>
      <text:p text:style-name="P1">Setting Up Ruby And Rails</text:p>
      <text:p text:style-name="P2"/>
      <text:p text:style-name="P2"><text:span text:style-name="T1">Step 1</text:span>: Ruby and main packages installation</text:p>
      <text:p text:style-name="P2">Using your terminal run the following command:</text:p>
      <text:p text:style-name="P2"/>
      <text:p text:style-name="P3">sudo apt-get install ruby build-essential libopenssl-ruby ruby1.8-dev </text:p>
      <text:p text:style-name="P3">ruby-dev mysql-client mysql-server git-core libmysql-ruby </text:p>
      <text:p text:style-name="P3">libmysqlclient-dev unzip rubygems </text:p>
      <text:p text:style-name="P4"/>
      <text:p text:style-name="P2">Check if the ruby version is the correct one by running: (<text:span text:style-name="T6">ruby -v</text:span>) expected 1.8.7</text:p>
      <text:p text:style-name="P2"/>
      <text:p text:style-name="P2"><text:span text:style-name="T1">Step 2</text:span>: Downgrade Rubygems</text:p>
      <text:p text:style-name="P2"/>
      <text:p text:style-name="P3">wget http://rubyforge.org/frs/download.php/70697/rubygems-1.3.7.zip </text:p>
      <text:p text:style-name="P3">unzip rubygems-1.3.7.zip</text:p>
      <text:p text:style-name="P3">ruby rubygems-1.3.7/setup.rb </text:p>
      <text:p text:style-name="P3"/>
      <text:p text:style-name="P2">Check if the rubygems version is the correct one by running: (<text:span text:style-name="T6">gem -v</text:span>) <text:s text:c="2"/>expected 1.3.7 </text:p>
      <text:p text:style-name="P2"/>
      <text:p text:style-name="P2"><text:span text:style-name="T1">Step 3</text:span>: Install initial gems</text:p>
      <text:p text:style-name="P2">Install bundler <text:s/>using the following command: <text:span text:style-name="T4">sudo gem install bundler</text:span></text:p>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FreeMono" svg:font-family="FreeMono" style:font-family-generic="modern" style:font-pitch="fixed"/>
    <style:font-face style:name="Ubuntu Light" svg:font-family="'Ubuntu Light'" style:font-adornments="Light" style:font-pitch="variable"/>
    <style:font-face style:name="Liberation Serif" svg:font-family="'Liberation Serif'" style:font-family-generic="roman" style:font-pitch="variable"/>
    <style:font-face style:name="Bitstream Vera Sans" svg:font-family="'Bitstream Vera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8-28T13:47:35.519080140</meta:creation-date>
    <dc:date>2014-09-16T11:22:31.109971848</dc:date>
    <meta:editing-duration>PT47M2S</meta:editing-duration>
    <meta:editing-cycles>6</meta:editing-cycles>
    <meta:generator>LibreOffice/4.3.1.2$Linux_X86_64 LibreOffice_project/430m0$Build-2</meta:generator>
    <meta:document-statistic meta:table-count="0" meta:image-count="0" meta:object-count="0" meta:page-count="2" meta:paragraph-count="54" meta:word-count="534" meta:character-count="3481" meta:non-whitespace-character-count="2948"/>
  </office:meta>
</office:document-meta>
</file>